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  <style:text-properties officeooo:rsid="000d6be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h text:style-name="P3" text:outline-level="2">Efésios</text:h>
                        <text:section text:style-name="Sect1" text:name="cap1">
                          <text:p text:style-name="P1">1 Paulo, apóstolo de Cristo Jesus pela vontade de Deus, aos santos que estão em Éfeso, e fiéis em Cristo Jesus:</text:p>
                          <text:p text:style-name="P1">2 Graça a vós, e paz da parte de Deus nosso Pai, e do Senhor Jesus Cristo.</text:p>
                          <text:p text:style-name="P1">3 Bendito seja o Deus e Pai de nosso Senhor Jesus Cristo, o qual nos abençoou com todas as bênçãos espirituais nas regiões celestes em Cristo;</text:p>
                          <text:p text:style-name="P1">4 como também nos elegeu nele antes da fundação do mundo, para sermos santos e irrepreensíveis diante dele em amor;</text:p>
                          <text:p text:style-name="P1">5 e nos predestinou para sermos filhos de adoção por Jesus Cristo, para si mesmo, segundo o beneplácito de sua vontade,</text:p>
                          <text:p text:style-name="P1">6 para o louvor da glória da sua graça, a qual nos deu gratuitamente no Amado;</text:p>
                          <text:p text:style-name="P1">7 em quem temos a redenção pelo seu sangue, a redenção dos nossos delitos, segundo as riquezas da sua graça,</text:p>
                          <text:p text:style-name="P1">8 que ele fez abundar para conosco em toda a sabedoria e prudência,</text:p>
                          <text:p text:style-name="P1">9 fazendo-nos conhecer o mistério da sua vontade, segundo o seu beneplácito, que nele propôs</text:p>
                          <text:p text:style-name="P1">10 para a dispensação da plenitude dos tempos, de fazer convergir em Cristo todas as coisas, tanto as que estão nos céus como as que estão na terra,</text:p>
                          <text:p text:style-name="P1">11 nele, digo, no qual também fomos feitos herança, havendo sido predestinados conforme o propósito daquele que faz todas as coisas segundo o conselho da sua vontade,</text:p>
                          <text:p text:style-name="P1">12 com o fim de sermos para o louvor da sua glória, nós, os que antes havíamos esperado em Cristo;</text:p>
                          <text:p text:style-name="P1">13 no qual também vós, tendo ouvido a palavra da verdade, o evangelho da vossa salvação, e tendo nele também crido, fostes selados com o Espírito Santo da promessa,</text:p>
                          <text:p text:style-name="P1">14 o qual é o penhor da nossa herança, para redenção da possessão de Deus, para o louvor da sua glória.</text:p>
                          <text:p text:style-name="P1">15 Por isso também eu, tendo ouvido falar da fé que entre vós há no Senhor Jesus e do vosso amor para com todos os santos,</text:p>
                          <text:p text:style-name="P1">16 não cesso de dar graças por vós, lembrando-me de vós nas minhas orações,</text:p>
                          <text:p text:style-name="P1">17 para que o Deus de nosso Senhor Jesus Cristo, o Pai da glória, vos dê o espírito de sabedoria e de revelação no pleno conhecimento dele;</text:p>
                          <text:p text:style-name="P1">18 sendo iluminados os olhos do vosso coração, para que saibais qual seja a esperança da sua vocação, e quais as riquezas da glória da sua herança nos santos,</text:p>
                          <text:p text:style-name="P1">19 e qual a suprema grandeza do seu poder para conosco, os que cremos, segundo a operação da força do seu poder,</text:p>
                          <text:p text:style-name="P1">20 que operou em Cristo, ressuscitando-o dentre os mortos e fazendo-o sentar-se à sua direita nos céus,</text:p>
                          <text:p text:style-name="P1">21 muito acima de todo principado, e autoridade, e poder, e domínio, e de todo nome que se nomeia, não só neste século, mas também no vindouro;</text:p>
                          <text:p text:style-name="P1">22 e sujeitou todas as coisas debaixo dos seus pés, e para ser cabeça sobre todas as coisas o deu à igreja,</text:p>
                          <text:p text:style-name="P1"><text:soft-page-break/>23 que é o seu corpo, o complemento daquele que cumpre tudo em todas as coisas.</text:p>
                        </text:section>
                        <text:section text:style-name="Sect1" text:name="Seção9">
                          <text:p text:style-name="P2"><text:bookmark text:name="cap1"/>EFÉSIOS-[Capitulo 2]</text:p>
                          <text:p text:style-name="P1">1 Ele vos vivificou, estando vós mortos nos vossos delitos e pecados,</text:p>
                          <text:p text:style-name="P1">2 nos quais outrora andastes, segundo o curso deste mundo, segundo o príncipe das potestades do ar, do espírito que agora opera nos filhos de desobediência,</text:p>
                          <text:p text:style-name="P1">3 entre os quais todos nós também antes andávamos nos desejos da nossa carne, fazendo a vontade da carne e dos pensamentos; e éramos por natureza filhos da ira, como também os demais.</text:p>
                          <text:p text:style-name="P1">4 Mas Deus, sendo rico em misericórdia, pelo seu muito amor com que nos amou,</text:p>
                          <text:p text:style-name="P1">5 estando nós ainda mortos em nossos delitos, nos vivificou juntamente com Cristo (pela graça sois salvos),</text:p>
                          <text:p text:style-name="P1">6 e nos ressuscitou juntamente com ele, e com ele nos fez sentar nas regiões celestes em Cristo Jesus,</text:p>
                          <text:p text:style-name="P1">7 para mostrar nos séculos vindouros a suprema riqueza da sua graça, pela sua bondade para conosco em Cristo Jesus.</text:p>
                          <text:p text:style-name="P1">8 Porque pela graça sois salvos, por s gentios, e eles à vem de vós, é dom de Deus;</text:p>
                          <text:p text:style-name="P1">9 não vem das obras, para que ninguém se glorie.</text:p>
                          <text:p text:style-name="P1">10 Porque somos feitura sua, criados em Cristo Jesus para boas obras, as quais Deus antes preparou para que andássemos nelas.</text:p>
                          <text:p text:style-name="P1">11 Portanto, lembrai-vos que outrora vós, gentios na carne, chamam circuncisão, feita pela mão dos homens,</text:p>
                          <text:p text:style-name="P1">12 estáveis naquele tempo sem Cristo, separados da comunidade de Israel, e estranhos aos pactos da promessa, não tendo esperança, e sem Deus no mundo.</text:p>
                          <text:p text:style-name="P1">13 Mas agora, em Cristo Jesus, vós, que antes estáveis longe, já pelo sangue de Cristo chegastes perto.</text:p>
                          <text:p text:style-name="P1">14 Porque ele é a nossa paz, o qual de ambos os povos fez um; e, derrubando a parede de separação que estava no meio, na sua carne desfez a inimizade,</text:p>
                          <text:p text:style-name="P1">15 isto é, a lei dos mandamentos contidos em ordenanças, para criar, em si mesmo, dos dois um novo homem, assim fazendo a paz,</text:p>
                          <text:p text:style-name="P1">16 e pela cruz reconciliar ambos com Deus em um só corpo, tendo por ela matado a inimizade;</text:p>
                          <text:p text:style-name="P1">17 e, vindo, ele evangelizou paz a vós que estáveis longe, e paz aos que estavam perto;</text:p>
                          <text:p text:style-name="P1">18 porque por ele ambos temos acesso ao Pai em um mesmo Espírito.</text:p>
                          <text:p text:style-name="P1">19 Assim, pois, não sois mais estrangeiros, nem forasteiros, antes sois concidadãos dos santos e membros da família de Deus,</text:p>
                          <text:p text:style-name="P1">20 edificados sobre o fundamento dos apóstolos e dos profetas, sendo o próprio Cristo Jesus a principal pedra da esquina;</text:p>
                          <text:p text:style-name="P1">21 no qual todo o edifício bem ajustado cresce para templo santo no Senhor,</text:p>
                          <text:p text:style-name="P1">22 no qual também vós juntamente sois edificados para morada de Deus no Espírito.</text:p>
                        </text:section>
                        <text:section text:style-name="Sect1" text:name="cap2">
                          <text:p text:style-name="P2">EFÉSIOS-[Capitulo 3]</text:p>
                          <text:p text:style-name="P1">1 Por esta razão eu, Paulo, o prisioneiro de Cristo Jesus por amor de vós gentios...</text:p>
                          <text:p text:style-name="P1"><text:soft-page-break/>2 Se é que tendes ouvido a dispensação da graça de Deus, que para convosco me foi dada;</text:p>
                          <text:p text:style-name="P1">3 como pela revelação me foi manifestado o mistério, conforme acima em poucas palavras vos escrevi,</text:p>
                          <text:p text:style-name="P1">4 pelo que, quando ledes, podeis perceber a minha compreensão do mistério de Cristo,</text:p>
                          <text:p text:style-name="P1">5 o qual em outras gerações não foi manifestado aos filhos dos homens, como se revelou agora no Espírito aos seus santos apóstolos e profetas,</text:p>
                          <text:p text:style-name="P1">6 a saber, que os gentios são co-herdeiros e membros do mesmo corpo e co-participantes da promessa em Cristo Jesus por meio do evangelho;</text:p>
                          <text:p text:style-name="P1">7 do qual fui feito ministro, segundo o dom da graça de Deus, que me foi dada conforme a operação do seu poder.</text:p>
                          <text:p text:style-name="P1">8 A mim, o mínimo de todos os santos, me foi dada esta graça de anunciar aos gentios as riquezas inescrutáveis de Cristo,</text:p>
                          <text:p text:style-name="P1">9 e demonstrar a todos qual seja a dispensação do mistério que desde os séculos esteve oculto em Deus, que tudo criou,</text:p>
                          <text:p text:style-name="P1">10 para que agora seja manifestada, por meio da igreja, aos principados e potestades nas regiões celestes,</text:p>
                          <text:p text:style-name="P1">11 segundo o eterno propósito que fez em Cristo Jesus nosso Senhor,</text:p>
                          <text:p text:style-name="P1">12 no qual temos ousadia e acesso em confiança, pela nossa fé nele.</text:p>
                          <text:p text:style-name="P1">13 Portanto vos peço que não desfaleçais diante das minhas tribulações por vós, as quais são a vossa glória.</text:p>
                          <text:p text:style-name="P1">14 Por esta razão dobro os meus joelhos perante o Pai,</text:p>
                          <text:p text:style-name="P1">15 do qual toda família nos céus e na terra toma o nome,</text:p>
                          <text:p text:style-name="P1">16 para que, segundo as riquezas da sua glória, vos conceda que sejais robustecidos com poder pelo seu Espírito no homem interior;</text:p>
                          <text:p text:style-name="P1">17 que Cristo habite pela fé nos vossos corações, a fim de que, estando arraigados e fundados em amor,</text:p>
                          <text:p text:style-name="P1">18 possais compreender, com todos os santos, qual seja a largura, e o comprimento, e a altura, e a profundidade,</text:p>
                          <text:p text:style-name="P1">19 e conhecer o amor de Cristo, que excede todo o entendimento, para que sejais cheios até a inteira plenitude de Deus.</text:p>
                          <text:p text:style-name="P1">20 Ora, àquele que é poderoso para fazer tudo muito mais abundantemente além daquilo que pedimos ou pensamos, segundo o poder que em nós opera,</text:p>
                          <text:p text:style-name="P1">21 a esse seja glória na igreja e em Cristo Jesus, por todas as gerações, para todo o sempre. Amém.</text:p>
                        </text:section>
                        <text:section text:style-name="Sect1" text:name="cap3">
                          <text:p text:style-name="P2">EFÉSIOS-[Capitulo 4]</text:p>
                          <text:p text:style-name="P1">1 Rogo-vos, pois, eu, o prisioneiro no Senhor, que andeis como é digno da vocação com que fostes chamados,</text:p>
                          <text:p text:style-name="P1">2 com toda a humildade e mansidão, com longanimidade, suportando-vos uns aos outros em amor,</text:p>
                          <text:p text:style-name="P1">3 procurando diligentemente guardar a unidade do Espírito no vínculo da paz.</text:p>
                          <text:p text:style-name="P1">4 Há um só corpo e um só Espírito, como também fostes chamados em uma só esperança da vossa vocação;</text:p>
                          <text:p text:style-name="P1"><text:soft-page-break/>5 um só Senhor, uma só fé, um só batismo;</text:p>
                          <text:p text:style-name="P1">6 um só Deus e Pai de todos, o qual é sobre todos, e por todos e em todos.</text:p>
                          <text:p text:style-name="P1">7 Mas a cada um de nós foi dada a graça conforme a medida do dom de Cristo.</text:p>
                          <text:p text:style-name="P1">8 Por isso foi dito: Subindo ao alto, levou cativo o cativeiro, e deu dons aos homens.</text:p>
                          <text:p text:style-name="P1">9 Ora, isto - ele subiu - que é, senão que também desceu às partes mais baixas da terra?</text:p>
                          <text:p text:style-name="P1">10 Aquele que desceu é também o mesmo que subiu muito acima de todos os céus, para cumprir todas as coisas.</text:p>
                          <text:p text:style-name="P1">11 E ele deu uns como apóstolos, e outros como profetas, e outros como evangelistas, e outros como pastores e mestres,</text:p>
                          <text:p text:style-name="P1">12 tendo em vista o aperfeiçoamento dos santos, para a obra do ministério, para edificação do corpo de Cristo;</text:p>
                          <text:p text:style-name="P1">13 até que todos cheguemos à unidade da fé e do pleno conhecimento do Filho de Deus, ao estado de homem feito, à medida da estatura da plenitude de Cristo;</text:p>
                          <text:p text:style-name="P1">14 para que não mais sejamos meninos, inconstantes, levados ao redor por todo vento de doutrina, pela fraudulência dos homens, pela astúcia tendente à maquinação do erro;</text:p>
                          <text:p text:style-name="P1">15 antes, seguindo a verdade em amor, cresçamos em tudo naquele que é a cabeça, Cristo,</text:p>
                          <text:p text:style-name="P1">16 do qual o corpo inteiro bem ajustado, e ligado pelo auxílio de todas as juntas, segundo a justa operação de cada parte, efetua o seu crescimento para edificação de si mesmo em amor.</text:p>
                          <text:p text:style-name="P1">17 Portanto digo isto, e testifico no Senhor, para que não mais andeis como andam os gentios, na verdade da sua mente,</text:p>
                          <text:p text:style-name="P1">18 entenebrecidos no entendimento, separados da vida de Deus pela ignorância que há neles, pela dureza do seu coração;</text:p>
                          <text:p text:style-name="P1">19 os quais, tendo-se tornado insensíveis, entregaram-se à lascívia para cometerem com avidez toda sorte de impureza.</text:p>
                          <text:p text:style-name="P1">20 Mas vós não aprendestes assim a Cristo.</text:p>
                          <text:p text:style-name="P1">21 se é que o ouvistes, e nele fostes instruídos, conforme é a verdade em Jesus,</text:p>
                          <text:p text:style-name="P1">22 a despojar-vos, quanto ao procedimento anterior, do velho homem, que se corrompe pelas concupiscências do engano;</text:p>
                          <text:p text:style-name="P1">23 a vos renovar no espírito da vossa mente;</text:p>
                          <text:p text:style-name="P1">24 e a vos revestir do novo homem, que segundo Deus foi criado em verdadeira justiça e santidade.</text:p>
                          <text:p text:style-name="P1">25 Pelo que deixai a mentira, e falai a verdade cada um com o seu próximo, pois somos membros uns dos outros.</text:p>
                          <text:p text:style-name="P1">26 Irai-vos, e não pequeis; não se ponha o sol sobre a vossa ira;</text:p>
                          <text:p text:style-name="P1">27 nem deis lugar ao Diabo.</text:p>
                          <text:p text:style-name="P1">28 Aquele que furtava, não furte mais; antes trabalhe, fazendo com as mãos o que é bom, para que tenha o que repartir com o que tem necessidade.</text:p>
                          <text:p text:style-name="P1">29 Não saia da vossa boca nenhuma palavra torpe, mas ó a que seja boa para a necessária edificação, a fim de que ministre graça aos que a ouvem.</text:p>
                          <text:p text:style-name="P1">30 E não entristeçais o Espírito Santo de Deus, no qual fostes selados para o dia da redenção.</text:p>
                          <text:p text:style-name="P1"><text:soft-page-break/>31 Toda a amargura, e cólera, e ira, e gritaria, e blasfêmia sejam tiradas dentre vós, bem como toda a malícia.</text:p>
                          <text:p text:style-name="P1">32 Antes sede bondosos uns para com os outros, compassivos, perdoando-vos uns aos outros, como também Deus vos perdoou em Cristo.</text:p>
                        </text:section>
                        <text:section text:style-name="Sect1" text:name="cap4">
                          <text:p text:style-name="P2">EFÉSIOS-[Capitulo 5]</text:p>
                          <text:p text:style-name="P1">1 Sede pois imitadores de Deus, como filhos amados;</text:p>
                          <text:p text:style-name="P1">2 e andai em amor, como Cristo também vos amou, e se entregou a si mesmo por nós, como oferta e sacrifício a Deus, em cheiro suave.</text:p>
                          <text:p text:style-name="P1">3 Mas a prostituição, e toda sorte de impureza ou cobiça, nem sequer se nomeie entre vós, como convém a santos,</text:p>
                          <text:p text:style-name="P1">4 nem baixeza, nem conversa tola, nem gracejos indecentes, coisas essas que não convêm; mas antes ações de graças.</text:p>
                          <text:p text:style-name="P1">5 Porque bem sabeis isto: que nenhum devasso, ou impuro, ou avarento, o qual é idólatra, tem herança no reino de Cristo e de Deus.</text:p>
                          <text:p text:style-name="P1">6 Ninguém vos engane com palavras vãs; porque por estas coisas vem a ira de Deus sobre os filhos da desobediência.</text:p>
                          <text:p text:style-name="P1">7 Portanto não sejais participantes com eles;</text:p>
                          <text:p text:style-name="P1">8 pois outrora éreis trevas, mas agora sois luz no Senhor; andai como filhos da luz</text:p>
                          <text:p text:style-name="P1">9 (pois o fruto da luz está em toda a bondade, e justiça e verdade),</text:p>
                          <text:p text:style-name="P1">10 provando o que é agradável a Iavé;</text:p>
                          <text:p text:style-name="P1">11 e não vos associeis às obras infrutuosas das trevas, antes, porém, condenai-as;</text:p>
                          <text:p text:style-name="P1">12 porque as coisas feitas por eles em oculto, até o dizê-las é vergonhoso.</text:p>
                          <text:p text:style-name="P1">13 Mas todas estas coisas, sendo condenadas, se manifestam pela luz, pois tudo o que se manifesta é luz.</text:p>
                          <text:p text:style-name="P1">14 Pelo que diz: Desperta, tu que dormes, e levanta-te dentre os mortos, e Cristo te iluminará.</text:p>
                          <text:p text:style-name="P1">15 Portanto, vede diligentemente como andais, não como néscios, mas como sábios,</text:p>
                          <text:p text:style-name="P1">16 usando bem cada oportunidade, porquanto os dias são maus.</text:p>
                          <text:p text:style-name="P1">17 Por isso, não sejais insensatos, mas entendei qual seja a vontade do Senhor.</text:p>
                          <text:p text:style-name="P1">18 E não vos embriagueis com vinho, no qual há devassidão, mas enchei-vos do Espírito,</text:p>
                          <text:p text:style-name="P1">19 falando entre vós em salmos, hinos, e cânticos espirituais, cantando e salmodiando a Iavé no vosso coração,</text:p>
                          <text:p text:style-name="P1">20 sempre dando graças por tudo a Deus, o Pai, em nome de nosso Senhor Jesus Cristo,</text:p>
                          <text:p text:style-name="P1">21 sujeitando-vos uns aos outros no temor de Cristo.</text:p>
                          <text:p text:style-name="P1">22 Vós, mulheres, submetei-vos a vossos maridos, como ao Senhor ;</text:p>
                          <text:p text:style-name="P1">23 porque o marido é a cabeça da mulher, como também Cristo é a cabeça da igreja, sendo ele próprio o Salvador do corpo.</text:p>
                          <text:p text:style-name="P1">24 Mas, assim como a igreja está sujeita a Cristo, assim também as mulheres o sejam em tudo a seus maridos.</text:p>
                          <text:p text:style-name="P1"><text:soft-page-break/>25 Vós, maridos, amai a vossas mulheres, como também Cristo amou a igreja, e a si mesmo se entregou por ela,</text:p>
                          <text:p text:style-name="P1">26 a fim de a santificar, tendo-a purificado com a lavagem da água, pela palavra,</text:p>
                          <text:p text:style-name="P1">27 para apresentá-la a si mesmo igreja gloriosa, sem mácula, nem ruga, nem qualquer coisa semelhante, mas santa e irrepreensível.</text:p>
                          <text:p text:style-name="P1">28 Assim devem os maridos amar a suas próprias mulheres, como a seus próprios corpos. Quem ama a sua mulher, ama-se a si mesmo.</text:p>
                          <text:p text:style-name="P1">29 Pois nunca ninguém aborreceu a sua própria carne, antes a nutre e preza, como também Cristo à igreja;</text:p>
                          <text:p text:style-name="P1">30 porque somos membros do seu corpo.</text:p>
                          <text:p text:style-name="P1">31 Por isso deixará o homem a seu pai e a sua mãe, e se unirá à sua mulher, e serão os dois uma só carne.</text:p>
                          <text:p text:style-name="P1">32 Grande é este mistério, mas eu falo em referência a Cristo e à igreja.</text:p>
                          <text:p text:style-name="P1">33 Todavia também vós, cada um de per si, assim ame a sua própria mulher como a si mesmo, e a mulher reverencie a seu marido.</text:p>
                        </text:section>
                        <text:section text:style-name="Sect1" text:name="cap5">
                          <text:p text:style-name="P2">EFÉSIOS-[Capitulo 6]</text:p>
                          <text:p text:style-name="P1">1 Vós, filhos, sede obedientes a vossos pais no Senhor, porque isto é justo.</text:p>
                          <text:p text:style-name="P1">2 Honra a teu pai e a tua mãe (que é o primeiro mandamento com promessa),</text:p>
                          <text:p text:style-name="P1">3 para que te vá bem, e sejas de longa vida sobre a terra.</text:p>
                          <text:p text:style-name="P1">4 E vós, pais, não provoqueis à ira vossos filhos, mas criai-os na disciplina e admoestação do Senhor.</text:p>
                          <text:p text:style-name="P1">5 Vós, servos, obedecei a vossos senhores segundo a carne, com temor e tremor, na sinceridade de vosso coração, como a Cristo,</text:p>
                          <text:p text:style-name="P1">6 não servindo somente à vista, como para agradar aos homens, mas como servos de Cristo, fazendo de coração a vontade de Deus,</text:p>
                          <text:p text:style-name="P1">7 servindo de boa vontade como a Iavé, e não como aos homens.</text:p>
                          <text:p text:style-name="P1">8 Sabendo que cada um, seja escravo, seja livre, receberá do Senhor todo bem que fizer.</text:p>
                          <text:p text:style-name="P1">9 E vós, senhores, fazei o mesmo para com eles, deixando as ameaças, sabendo que o Senhor tanto deles como vosso está no céu, e que para com ele não há acepção de pessoas.</text:p>
                          <text:p text:style-name="P1">10 Finalmente, fortalecei-vos no Senhor e na força do seu poder.</text:p>
                          <text:p text:style-name="P1">11 Revesti-vos de toda a armadura de Deus, para poderdes permanecer firmes contra as ciladas do Diabo;</text:p>
                          <text:p text:style-name="P1">12 pois não é contra carne e sangue que temos que lutar, mas sim contra os principados, contra as potestades, conta os príncipes do mundo destas trevas, contra as hostes espirituais da iniqüidade nas regiões celestes.</text:p>
                          <text:p text:style-name="P1">13 Portanto tomai toda a armadura de Deus, para que possais resistir no dia mau e, havendo feito tudo, permanecer firmes.</text:p>
                          <text:p text:style-name="P1">14 Estai, pois, firmes, tendo cingidos os vossos lombos com a verdade, e vestida a couraça da justiça,</text:p>
                          <text:p text:style-name="P1">15 e calçando os pés com a preparação do evangelho da paz,</text:p>
                          <text:p text:style-name="P1"><text:soft-page-break/>16 tomando, sobretudo, o escudo da fé, com o qual podereis apagar todos os dardos inflamados do Maligno.</text:p>
                          <text:p text:style-name="P1">17 Tomai também o capacete da salvação, e a espada do Espírito, que é a palavra de Deus;</text:p>
                          <text:p text:style-name="P1">18 com toda a oração e súplica orando em todo tempo no Espírito e, para o mesmo fim, vigiando com toda a perseverança e súplica, por todos os santos,</text:p>
                          <text:p text:style-name="P1">19 e por mim, para que me seja dada a palavra, no abrir da minha boca, para, com intrepidez, fazer conhecido o mistério do evangelho,</text:p>
                          <text:p text:style-name="P1">20 pelo qual sou embaixador em cadeias, para que nele eu tenha coragem para falar como devo falar.</text:p>
                          <text:p text:style-name="P1">21 Ora, para que vós também possais saber como estou e o que estou fazendo, Tíquico, irmão amado e fiel ministro no Senhor, vos informará de tudo;</text:p>
                          <text:p text:style-name="P1">22 o qual vos envio para este mesmo fim, para que saibais do nosso estado, e ele vos conforte o coraçào.</text:p>
                          <text:p text:style-name="P1">23 Paz seja com os irmãos, e amor com fé, da parte de Deus Pai e do Senhor Jesus Cristo.</text:p>
                          <text:p text:style-name="P1">24 A graça seja com todos os que amam a nosso Senhor Jesus Cristo com amor incorruptível.</text:p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1:26.729291853</dc:date>
    <meta:editing-duration>PT14M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7" meta:paragraph-count="161" meta:word-count="2956" meta:character-count="15959" meta:non-whitespace-character-count="13164"/>
  </office:meta>
</office:document-meta>
</file>